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ICCER VALDERRAMA, JUNIOR OSWAL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44369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79690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ICCER VALDERRAMA, JUNIOR OSWALD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44369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02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644369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2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44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9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92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36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4/08/2021</text:p>
          </table:table-cell>
          <table:table-cell table:style-name="Tabla2.A3" office:value-type="string">
            <text:p text:style-name="P22">50563014</text:p>
          </table:table-cell>
          <table:table-cell table:style-name="Tabla2.D3" office:value-type="string">
            <text:p text:style-name="P23">936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2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23:03:1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